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I</mi>
          <mi mathvariant="italic">вых</mi>
        </msub>
        <mo stretchy="false">=</mo>
        <mfrac>
          <msub>
            <mi>U</mi>
            <mi mathvariant="italic">вых</mi>
          </msub>
          <msub>
            <mi>R</mi>
            <mi>H</mi>
          </msub>
        </mfrac>
        <mo stretchy="false">=</mo>
        <mfrac>
          <mrow>
            <mn>6</mn>
            <mi>B</mi>
          </mrow>
          <mrow>
            <mn>500</mn>
            <mi mathvariant="italic">Ом</mi>
          </mrow>
        </mfrac>
        <mo stretchy="false">=</mo>
        <mn>12</mn>
      </mrow>
      <mi mathvariant="italic">мА</mi>
    </mrow>
    <annotation encoding="StarMath 5.0">I_вых = {U_вых} over {R_H} = {6 B} over {500 Ом} = 12 мА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7:31:06.048000000</meta:creation-date>
    <dc:date>2021-03-14T18:55:44.071000000</dc:date>
    <meta:editing-duration>PT5M40S</meta:editing-duration>
    <meta:editing-cycles>3</meta:editing-cycles>
    <meta:generator>LibreOffice/7.0.4.2$Windows_X86_64 LibreOffice_project/dcf040e67528d9187c66b2379df5ea4407429775</meta:generator>
  </office:meta>
</office:document-meta>
</file>